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harmaa2-outline1">
      <style:graphic-properties draw:stroke="none" draw:fill="none" draw:fill-color="#ffffff" draw:textarea-horizontal-align="justify" draw:textarea-vertical-align="top" draw:auto-grow-height="false" draw:auto-grow-width="false" fo:min-height="12.61cm" fo:min-width="0cm" fo:padding-top="0.078cm" fo:padding-bottom="0cm" fo:padding-left="0cm" fo:padding-right="0cm" fo:wrap-option="wrap" draw:shadow-color="#808080"/>
    </style:style>
    <style:style style:name="pr3" style:family="presentation" style:parent-style-name="harmaa2-notes">
      <style:graphic-properties draw:stroke="none" draw:fill="none" draw:fill-color="#ffffff" draw:auto-grow-height="true" fo:min-height="13.36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20pt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b5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olitique qualité</text:span></text:p>
              </text:list-header>
            </text:list>
          </draw:text-box>
        </draw:frame>
        <draw:frame presentation:style-name="pr2" draw:text-style-name="P2" draw:layer="layout" svg:width="19.2cm" svg:height="12.687cm" svg:x="3.7cm" svg:y="4.814cm" presentation:class="outline" presentation:user-transformed="true">
          <draw:text-box>
            <text:p><text:span text:style-name="T2"/></text:p>
            <text:list text:style-name="L2">
              <text:list-item>
                <text:list>
                  <text:list-item>
                    <text:p>Zéro Défaut</text:p>
                  </text:list-item>
                  <text:list-item>
                    <text:p>Satisfaire le client</text:p>
                  </text:list-item>
                  <text:list-item>
                    <text:p>Règles, Normes, Procédures</text:p>
                  </text:list-item>
                  <text:list-item>
                    <text:p>PAQP</text:p>
                  </text:list-item>
                  <text:list-item>
                    <text:p>PAQL</text:p>
                  </text:list-item>
                  <text:list-item>
                    <text:p>Communication</text:p>
                  </text:list-item>
                  <text:list-item>
                    <text:p>Suivi, Vérification,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4cm" svg:x="3.069cm" svg:y="2.258cm" draw:page-number="1" presentation:class="page"/>
          <draw:frame presentation:style-name="pr3" draw:text-style-name="P3" draw:layer="layout" svg:width="16.791cm" svg:height="13.365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Tahom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Tahom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b515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2">
      <office:forms form:automatic-focus="false" form:apply-design-mode="false"/>
      <draw:frame presentation:style-name="Mpr4" draw:text-style-name="MP4" draw:layer="backgroundobjects" svg:width="25.199cm" svg:height="3.506cm" svg:x="1.4cm" svg:y="0.837cm" presentation:class="title">
        <draw:text-box>
          <text:p text:style-name="MP4">Titre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9cm" svg:height="11.135cm" svg:x="3.07cm" svg:y="2.256cm" presentation:class="page"/>
        <draw:frame presentation:style-name="harmaa2-notes" draw:layer="backgroundobjects" svg:width="16.791cm" svg:height="13.364cm" svg:x="2.098cm" svg:y="14.106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108cm" svg:height="1.484cm" svg:x="11.88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108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108cm" svg:height="1.484cm" svg:x="11.88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rtu Stefana</meta:initial-creator>
    <meta:creation-date>2011-01-26T20:25:11.46</meta:creation-date>
    <meta:editing-duration>PT00H13M07S</meta:editing-duration>
    <meta:editing-cycles>4</meta:editing-cycles>
    <dc:date>2011-01-27T10:07:19.40</dc:date>
    <dc:creator>Gartu Stefana</dc:creator>
    <meta:generator>OpenOffice.org/3.2$Win32 OpenOffice.org_project/320m18$Build-9502</meta:generator>
    <meta:document-statistic meta:object-count="36"/>
  </office:meta>
</office:document-meta>
</file>